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Helvetica Neue" svg:font-family="'Helvetica Neue', Helvetica, Arial, sans-serif"/>
    <style:font-face style:name="Nachlieli CLM1" svg:font-family="'Nachlieli CLM'"/>
    <style:font-face style:name="OpenSymbol" svg:font-family="OpenSymbol"/>
    <style:font-face style:name="Courier New" svg:font-family="'Courier New'" style:font-family-generic="modern"/>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office:font-face-decls>
  <office:automatic-styles>
    <style:style style:name="Table1" style:family="table">
      <style:table-properties style:width="7.2069in" fo:margin-left="-0.0785in" table:align="left" style:writing-mode="lr-tb"/>
    </style:style>
    <style:style style:name="Table1.A" style:family="table-column">
      <style:table-column-properties style:column-width="1.8in"/>
    </style:style>
    <style:style style:name="Table1.D" style:family="table-column">
      <style:table-column-properties style:column-width="1.8069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body3">
      <style:paragraph-properties fo:margin-top="0in" fo:margin-bottom="0in" style:snap-to-layout-grid="false"/>
      <style:text-properties style:font-name="Verdana" fo:font-size="10pt" fo:font-weight="bold" style:font-size-asian="10pt" style:font-weight-asian="bold"/>
    </style:style>
    <style:style style:name="P2" style:family="paragraph" style:parent-style-name="body3">
      <style:paragraph-properties fo:margin-top="0in" fo:margin-bottom="0in"/>
      <style:text-properties style:font-name="Verdana" fo:font-size="12pt" style:font-size-asian="12pt"/>
    </style:style>
    <style:style style:name="P3" style:family="paragraph" style:parent-style-name="body3">
      <style:paragraph-properties fo:margin-top="0in" fo:margin-bottom="0in" fo:text-align="end" style:justify-single-word="false" fo:orphans="2" fo:widows="2" style:writing-mode="rl-tb"/>
      <style:text-properties style:use-window-font-color="true" style:font-name="Verdana" style:font-name-complex="Times New Roman" style:font-size-complex="10pt" style:language-complex="ar" style:country-complex="SA"/>
    </style:style>
    <style:style style:name="P4" style:family="paragraph" style:parent-style-name="Title">
      <style:text-properties style:font-name="Verdana" fo:font-size="11pt" style:text-underline-style="none" fo:font-weight="normal" style:font-size-asian="11pt" style:font-weight-asian="normal"/>
    </style:style>
    <style:style style:name="P5" style:family="paragraph" style:parent-style-name="Title">
      <style:paragraph-properties fo:text-align="start" style:justify-single-word="false"/>
      <style:text-properties style:font-name="Verdana" fo:font-size="11pt" style:font-size-asian="11pt"/>
    </style:style>
    <style:style style:name="P6" style:family="paragraph" style:parent-style-name="Title">
      <style:text-properties style:font-name="Verdana" fo:font-size="10pt" style:text-underline-style="none" fo:font-weight="normal" style:font-size-asian="10pt" style:font-weight-asian="normal"/>
    </style:style>
    <style:style style:name="P7" style:family="paragraph" style:parent-style-name="Subtitle">
      <style:text-properties style:font-name="Verdana" fo:font-size="11pt" fo:font-weight="normal" style:font-size-asian="11pt" style:font-weight-asian="normal"/>
    </style:style>
    <style:style style:name="P8" style:family="paragraph" style:parent-style-name="Subtitle">
      <style:text-properties fo:color="#000080" style:font-name="Verdana" fo:font-size="11pt" style:font-size-asian="11pt"/>
    </style:style>
    <style:style style:name="P9" style:family="paragraph" style:parent-style-name="Subtitle">
      <style:paragraph-properties>
        <style:tab-stops>
          <style:tab-stop style:position="0.25in"/>
        </style:tab-stops>
      </style:paragraph-properties>
      <style:text-properties fo:color="#000080" style:font-name="Verdana" fo:font-size="11pt" fo:font-weight="bold" style:font-size-asian="11pt" style:font-weight-asian="bold" style:font-weight-complex="bold"/>
    </style:style>
    <style:style style:name="P10" style:family="paragraph" style:parent-style-name="Body_20_Text_20_2">
      <style:text-properties style:font-name="Verdana" fo:font-size="11pt" style:font-size-asian="11pt"/>
    </style:style>
    <style:style style:name="P11" style:family="paragraph" style:parent-style-name="Standard">
      <style:text-properties style:font-name="Verdana" fo:font-size="11pt" style:font-size-asian="11pt"/>
    </style:style>
    <style:style style:name="P12" style:family="paragraph" style:parent-style-name="Standard">
      <style:text-properties fo:color="#000080" style:font-name="Verdana" fo:font-size="11pt" fo:font-weight="bold" style:font-size-asian="11pt" style:font-weight-asian="bold" style:font-weight-complex="bold"/>
    </style:style>
    <style:style style:name="P13" style:family="paragraph" style:parent-style-name="Standard">
      <style:paragraph-properties>
        <style:tab-stops>
          <style:tab-stop style:position="0.25in"/>
        </style:tab-stops>
      </style:paragraph-properties>
      <style:text-properties style:font-name="Verdana1" fo:font-size="11pt" style:font-size-asian="11pt" style:font-size-complex="11pt"/>
    </style:style>
    <style:style style:name="P14" style:family="paragraph" style:parent-style-name="Standard">
      <style:paragraph-properties fo:margin-left="0.5in" fo:margin-right="0in" fo:text-indent="0.5in" style:auto-text-indent="false"/>
      <style:text-properties style:font-name="Verdana" fo:font-size="11pt" style:font-size-asian="11pt"/>
    </style:style>
    <style:style style:name="P15" style:family="paragraph" style:parent-style-name="Standard">
      <style:paragraph-properties fo:margin-left="0in" fo:margin-right="0in" fo:text-indent="0in" style:auto-text-indent="false"/>
      <style:text-properties fo:color="#000080" style:font-name="Verdana" fo:font-size="11pt" fo:font-weight="bold" style:font-size-asian="11pt" style:font-weight-asian="bold"/>
    </style:style>
    <style:style style:name="P16" style:family="paragraph" style:parent-style-name="Standard">
      <style:paragraph-properties fo:margin-left="0in" fo:margin-right="0in" fo:text-indent="0in" style:auto-text-indent="false"/>
      <style:text-properties fo:color="#000080" style:font-name="Verdana1" fo:font-size="11pt" fo:font-weight="bold" style:font-size-asian="11pt" style:font-weight-asian="bold"/>
    </style:style>
    <style:style style:name="P17" style:family="paragraph" style:parent-style-name="Standard">
      <style:paragraph-properties fo:margin-left="0in" fo:margin-right="0in" fo:text-indent="0in" style:auto-text-indent="false"/>
      <style:text-properties fo:color="#000080" style:font-name="Verdana1" fo:font-size="11pt" fo:font-weight="bold" style:font-size-asian="11pt" style:font-weight-asian="bold" style:font-size-complex="11pt"/>
    </style:style>
    <style:style style:name="P18" style:family="paragraph" style:parent-style-name="Text_20_body">
      <style:text-properties style:font-name="Verdana" fo:font-size="11pt" fo:font-style="italic" fo:font-weight="normal" style:font-size-asian="11pt" style:font-style-asian="italic" style:font-weight-asian="normal" style:font-style-complex="italic"/>
    </style:style>
    <style:style style:name="P19" style:family="paragraph" style:parent-style-name="Text_20_body">
      <style:text-properties style:font-name="Verdana" fo:font-size="11pt" fo:font-style="italic" style:font-size-asian="11pt" style:font-style-asian="italic"/>
    </style:style>
    <style:style style:name="P20" style:family="paragraph" style:parent-style-name="Text_20_body">
      <style:text-properties style:font-name="Verdana" fo:font-size="11pt" fo:font-style="italic" style:font-size-asian="11pt" style:font-style-asian="italic" style:font-style-complex="italic"/>
    </style:style>
    <style:style style:name="P21" style:family="paragraph" style:parent-style-name="Text_20_body">
      <style:text-properties style:font-name="Verdana" fo:font-size="11pt" fo:font-weight="normal" style:font-size-asian="11pt" style:font-weight-asian="normal"/>
    </style:style>
    <style:style style:name="P22" style:family="paragraph" style:parent-style-name="Text_20_body">
      <style:paragraph-properties fo:text-align="start" style:justify-single-word="false"/>
      <style:text-properties style:font-name="Verdana" fo:font-size="11pt" style:text-underline-style="none" fo:font-weight="normal" style:font-size-asian="11pt" style:font-weight-asian="normal"/>
    </style:style>
    <style:style style:name="P23" style:family="paragraph" style:parent-style-name="Text_20_body">
      <style:paragraph-properties fo:text-align="start" style:justify-single-word="false"/>
      <style:text-properties style:font-name="Verdana" fo:font-size="8pt" fo:font-weight="normal" style:font-size-asian="8pt" style:font-size-complex="8pt"/>
    </style:style>
    <style:style style:name="P24" style:family="paragraph" style:parent-style-name="Text_20_body">
      <style:paragraph-properties>
        <style:tab-stops>
          <style:tab-stop style:position="0.25in"/>
        </style:tab-stops>
      </style:paragraph-properties>
      <style:text-properties fo:color="#000080" style:font-name="Verdana" fo:font-size="11pt" fo:font-weight="bold" style:font-size-asian="11pt" style:font-weight-asian="bold" style:font-weight-complex="bold"/>
    </style:style>
    <style:style style:name="P25" style:family="paragraph" style:parent-style-name="Standard">
      <style:paragraph-properties fo:margin-left="0.5in" fo:margin-right="0in" fo:orphans="2" fo:widows="2" fo:text-indent="-0.5in" style:auto-text-indent="false" style:writing-mode="lr-tb"/>
      <style:text-properties style:use-window-font-color="true" style:font-name="Verdana" fo:font-size="11pt" fo:language="en" fo:country="GB" fo:font-weight="bold" style:font-name-asian="Times New Roman" style:font-size-asian="11pt" style:font-weight-asian="bold" style:font-name-complex="Times New Roman" style:font-size-complex="10pt" style:language-complex="ar" style:country-complex="SA"/>
    </style:style>
    <style:style style:name="P26" style:family="paragraph" style:parent-style-name="Standard">
      <style:paragraph-properties fo:margin-left="0.5in" fo:margin-right="0in" fo:orphans="2" fo:widows="2" fo:text-indent="-0.5in" style:auto-text-indent="false" style:writing-mode="lr-tb"/>
      <style:text-properties style:use-window-font-color="true" style:font-name="Verdana" fo:font-size="11pt" fo:language="en" fo:country="GB" fo:font-weight="bold" style:font-name-asian="Times New Roman" style:font-size-asian="11pt" style:font-weight-asian="bold" style:font-name-complex="Times New Roman" style:font-size-complex="10pt" style:language-complex="ar" style:country-complex="SA" style:font-weight-complex="normal"/>
    </style:style>
    <style:style style:name="P27" style:family="paragraph" style:parent-style-name="Standard">
      <style:paragraph-properties fo:margin-left="0.5in" fo:margin-right="0in" fo:orphans="2" fo:widows="2" fo:text-indent="-0.5in" style:auto-text-indent="false" style:writing-mode="lr-tb"/>
      <style:text-properties style:use-window-font-color="true" style:font-name="Verdana1" fo:font-size="11pt" fo:language="en" fo:country="GB" style:text-underline-style="solid" style:text-underline-width="auto" style:text-underline-color="font-color" fo:font-weight="bold" style:font-name-asian="Times New Roman" style:font-size-asian="11pt" style:font-weight-asian="bold" style:font-name-complex="Times New Roman" style:font-size-complex="10pt" style:language-complex="ar" style:country-complex="SA"/>
    </style:style>
    <style:style style:name="P28" style:family="paragraph" style:parent-style-name="Standard">
      <style:paragraph-properties fo:margin-left="0.5in" fo:margin-right="0in" fo:orphans="2" fo:widows="2" fo:text-indent="-0.5in" style:auto-text-indent="false" style:writing-mode="lr-tb"/>
      <style:text-properties style:use-window-font-color="true" style:font-name="Verdana1" fo:font-size="11pt" fo:language="en" fo:country="GB" fo:font-weight="bold" style:font-name-asian="Times New Roman" style:font-size-asian="11pt" style:font-weight-asian="bold" style:font-name-complex="Times New Roman" style:font-size-complex="10pt" style:language-complex="ar" style:country-complex="SA"/>
    </style:style>
    <style:style style:name="P29" style:family="paragraph" style:parent-style-name="Standard">
      <style:paragraph-properties fo:margin-left="0.5in" fo:margin-right="0in" fo:orphans="2" fo:widows="2" fo:text-indent="-0.5in" style:auto-text-indent="false" style:writing-mode="lr-tb"/>
      <style:text-properties fo:color="#666666" style:font-name="Verdana1" fo:font-size="11pt" fo:language="en" fo:country="GB" style:text-underline-style="solid" style:text-underline-width="auto" style:text-underline-color="font-color" fo:font-weight="bold" style:font-name-asian="Times New Roman" style:font-size-asian="11pt" style:font-weight-asian="bold" style:font-name-complex="Times New Roman" style:font-size-complex="11pt" style:language-complex="ar" style:country-complex="SA"/>
    </style:style>
    <style:style style:name="P30" style:family="paragraph" style:parent-style-name="Standard">
      <style:paragraph-properties fo:margin-left="0.5in" fo:margin-right="0in" fo:orphans="2" fo:widows="2" fo:text-indent="-0.5in" style:auto-text-indent="false" style:writing-mode="lr-tb"/>
      <style:text-properties fo:font-variant="normal" fo:text-transform="none" style:use-window-font-color="true" style:font-name="Verdana1" fo:font-size="11pt" fo:letter-spacing="normal" fo:language="en" fo:country="GB" fo:font-style="italic" style:text-underline-style="solid" style:text-underline-width="auto" style:text-underline-color="font-color" fo:font-weight="normal" style:font-name-asian="Times New Roman" style:font-size-asian="11pt" style:font-weight-asian="normal" style:font-name-complex="Times New Roman" style:font-size-complex="11pt" style:language-complex="ar" style:country-complex="SA" style:font-weight-complex="normal"/>
    </style:style>
    <style:style style:name="P31" style:family="paragraph" style:parent-style-name="Standard">
      <style:paragraph-properties fo:margin-left="0.5in" fo:margin-right="0in" fo:text-indent="-0.5in" style:auto-text-indent="false"/>
      <style:text-properties fo:font-variant="normal" fo:text-transform="none" fo:color="#666666" style:font-name="Verdana1" fo:font-size="11pt" fo:letter-spacing="normal" fo:font-style="normal" style:text-underline-style="solid" style:text-underline-width="auto" style:text-underline-color="font-color" fo:font-weight="bold" style:font-size-asian="11pt" style:font-style-asian="normal" style:font-weight-asian="bold" style:font-size-complex="11pt" style:font-style-complex="normal" style:font-weight-complex="normal"/>
    </style:style>
    <style:style style:name="P32" style:family="paragraph" style:parent-style-name="Standard" style:list-style-name="L1">
      <style:paragraph-properties>
        <style:tab-stops>
          <style:tab-stop style:position="0.25in"/>
        </style:tab-stops>
      </style:paragraph-properties>
      <style:text-properties style:font-name="Verdana" fo:font-size="11pt" style:font-size-asian="11pt"/>
    </style:style>
    <style:style style:name="P33" style:family="paragraph" style:parent-style-name="Standard" style:list-style-name="L1">
      <style:paragraph-properties style:writing-mode="lr-tb">
        <style:tab-stops>
          <style:tab-stop style:position="0.25in"/>
        </style:tab-stops>
      </style:paragraph-properties>
      <style:text-properties style:font-name="Verdana" fo:font-size="11pt" style:font-size-asian="11pt"/>
    </style:style>
    <style:style style:name="P34" style:family="paragraph" style:parent-style-name="Text_20_body" style:list-style-name="WW8Num5">
      <style:paragraph-properties fo:text-align="start" style:justify-single-word="false"/>
      <style:text-properties style:font-name="Verdana" fo:font-size="11pt" style:text-underline-style="none" fo:font-weight="normal" style:font-size-asian="11pt" style:font-weight-asian="normal"/>
    </style:style>
    <style:style style:name="P35" style:family="paragraph" style:parent-style-name="Text_20_body">
      <style:text-properties style:font-name="Verdana" fo:font-size="11pt" fo:font-style="italic" style:font-size-asian="11pt" style:font-style-asian="italic" style:font-style-complex="italic"/>
    </style:style>
    <style:style style:name="P36" style:family="paragraph" style:parent-style-name="Heading_20_3">
      <style:paragraph-properties fo:margin-left="0.5in" fo:margin-right="0in" fo:text-indent="-0.5in" style:auto-text-indent="false"/>
      <style:text-properties style:font-name="Verdana" fo:font-size="11pt" fo:font-weight="bold" style:font-size-asian="11pt" style:font-weight-asian="bold"/>
    </style:style>
    <style:style style:name="P37" style:family="paragraph" style:parent-style-name="Heading_20_3">
      <style:paragraph-properties fo:margin-left="0.5in" fo:margin-right="0in" fo:orphans="2" fo:widows="2" fo:text-indent="-0.5in" style:auto-text-indent="false" style:writing-mode="lr-tb"/>
      <style:text-properties style:use-window-font-color="true" style:font-name="Verdana" fo:font-size="11pt" fo:language="en" fo:country="GB" style:text-underline-style="solid" style:text-underline-width="auto" style:text-underline-color="font-color" fo:font-weight="bold" style:font-name-asian="Times New Roman" style:font-size-asian="11pt" style:font-weight-asian="bold" style:font-name-complex="Times New Roman" style:font-size-complex="10pt" style:language-complex="ar" style:country-complex="SA"/>
    </style:style>
    <style:style style:name="P38" style:family="paragraph" style:parent-style-name="Heading_20_3">
      <style:paragraph-properties fo:margin-left="0.5in" fo:margin-right="0in" fo:orphans="2" fo:widows="2" fo:text-indent="-0.5in" style:auto-text-indent="false" style:writing-mode="lr-tb"/>
    </style:style>
    <style:style style:name="P39" style:family="paragraph" style:parent-style-name="Heading_20_3">
      <style:paragraph-properties fo:margin-left="0.5in" fo:margin-right="0in" fo:orphans="2" fo:widows="2" fo:text-indent="-0.5in" style:auto-text-indent="false" style:writing-mode="lr-tb"/>
      <style:text-properties fo:font-variant="normal" fo:text-transform="none" style:use-window-font-color="true" style:font-name="Helvetica Neue" fo:font-size="9.75pt" fo:letter-spacing="normal" fo:language="en" fo:country="GB" fo:font-style="italic" fo:font-weight="normal" style:font-name-asian="Times New Roman" style:font-size-asian="11pt" style:font-weight-asian="normal" style:font-name-complex="Times New Roman" style:font-size-complex="10pt" style:language-complex="ar" style:country-complex="SA" style:font-weight-complex="normal"/>
    </style:style>
    <style:style style:name="P40" style:family="paragraph" style:parent-style-name="Heading_20_3">
      <style:paragraph-properties fo:margin-left="0in" fo:margin-right="0in" fo:text-indent="0in" style:auto-text-indent="false"/>
      <style:text-properties style:font-name="Verdana" fo:font-size="11pt" fo:font-weight="bold" style:font-size-asian="11pt" style:font-weight-asian="bold"/>
    </style:style>
    <style:style style:name="P41" style:family="paragraph" style:parent-style-name="Heading_20_3">
      <style:paragraph-properties fo:margin-left="0in" fo:margin-right="0in" fo:text-indent="0in" style:auto-text-indent="false"/>
      <style:text-properties fo:color="#000080" style:font-name="Verdana" fo:font-size="11pt" fo:font-weight="bold" style:font-size-asian="11pt" style:font-weight-asian="bold"/>
    </style:style>
    <style:style style:name="P42" style:family="paragraph" style:parent-style-name="Heading_20_3">
      <style:paragraph-properties fo:margin-left="0in" fo:margin-right="0in" fo:text-align="start" style:justify-single-word="false" fo:text-indent="0in" style:auto-text-indent="false" style:writing-mode="lr-tb"/>
      <style:text-properties fo:color="#000080" style:font-name="Verdana" fo:font-size="11pt" fo:font-weight="bold" style:font-size-asian="11pt" style:font-weight-asian="bold"/>
    </style:style>
    <style:style style:name="P43" style:family="paragraph" style:parent-style-name="Title" style:master-page-name="Standard">
      <style:paragraph-properties style:page-number="auto"/>
      <style:text-properties fo:color="#000080" style:font-name="Verdana" fo:font-size="16pt" style:font-size-asian="16pt"/>
    </style:style>
    <style:style style:name="P44" style:family="paragraph" style:parent-style-name="Title" style:list-style-name="WW8Num5">
      <style:paragraph-properties fo:text-align="start" style:justify-single-word="false"/>
      <style:text-properties style:font-name="Verdana" fo:font-size="11pt" style:text-underline-style="none" fo:font-weight="normal" style:font-size-asian="11pt" style:font-weight-asian="normal"/>
    </style:style>
    <style:style style:name="P45" style:family="paragraph" style:parent-style-name="Title" style:list-style-name="WW8Num5">
      <style:paragraph-properties fo:text-align="start" style:justify-single-word="false" style:writing-mode="lr-tb"/>
      <style:text-properties style:font-name="Verdana" fo:font-size="11pt" fo:font-weight="normal"/>
    </style:style>
    <style:style style:name="P46" style:family="paragraph" style:parent-style-name="Subtitle" style:list-style-name="WW8Num5">
      <style:paragraph-properties fo:text-align="start" style:justify-single-word="false"/>
      <style:text-properties style:font-name="Verdana" fo:font-size="11pt" style:text-underline-style="none" fo:font-weight="normal" style:font-size-asian="11pt" style:font-weight-asian="normal"/>
    </style:style>
    <style:style style:name="T1" style:family="text">
      <style:text-properties fo:font-weight="bold" style:font-weight-asian="bold" style:font-weight-complex="bold"/>
    </style:style>
    <style:style style:name="T2" style:family="text">
      <style:text-properties fo:font-variant="normal" fo:text-transform="none" fo:color="#000080" style:font-name="Times New Roman" fo:font-size="11pt" fo:letter-spacing="normal" fo:language="zxx" fo:country="none" fo:font-style="normal" style:text-underline-style="solid" style:text-underline-width="auto" style:text-underline-color="font-color" fo:font-weight="normal" style:font-name-asian="Times New Roman" style:font-size-asian="11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T3" style:family="text">
      <style:text-properties fo:font-variant="normal" fo:text-transform="none" style:use-window-font-color="true" style:font-name="Helvetica Neue" fo:font-size="9.75pt" fo:letter-spacing="normal" fo:language="en" fo:country="GB" fo:font-style="italic" fo:font-weight="normal" style:font-name-asian="Times New Roman" style:font-size-asian="11pt" style:font-weight-asian="normal" style:font-name-complex="Times New Roman" style:font-size-complex="10pt" style:language-complex="ar" style:country-complex="SA" style:font-weight-complex="normal"/>
    </style:style>
    <style:style style:name="T4" style:family="text">
      <style:text-properties fo:font-variant="normal" fo:text-transform="none" style:use-window-font-color="true" style:font-name="Verdana1" fo:font-size="11pt" fo:letter-spacing="normal" fo:language="en" fo:country="GB" fo:font-style="normal" fo:font-weight="bold" style:font-name-asian="Times New Roman" style:font-size-asian="11pt" style:font-style-asian="normal" style:font-weight-asian="bold" style:font-name-complex="Times New Roman" style:font-size-complex="11pt" style:language-complex="ar" style:country-complex="SA" style:font-style-complex="normal" style:font-weight-complex="normal"/>
    </style:style>
    <style:style style:name="T5" style:family="text">
      <style:text-properties fo:font-variant="normal" fo:text-transform="none" style:use-window-font-color="true" style:font-name="Verdana1" fo:font-size="11pt" fo:letter-spacing="normal" fo:language="en" fo:country="GB" fo:font-style="italic" fo:font-weight="bold" style:font-name-asian="Times New Roman" style:font-size-asian="11pt" style:font-weight-asian="bold" style:font-name-complex="Times New Roman" style:font-size-complex="11pt" style:language-complex="ar" style:country-complex="SA" style:font-weight-complex="normal"/>
    </style:style>
    <style:style style:name="T6" style:family="text">
      <style:text-properties fo:font-variant="normal" fo:text-transform="none" fo:color="#000000" style:font-name="Consolas" fo:font-size="9pt" fo:letter-spacing="normal" fo:font-style="normal" style:text-underline-style="none" style:font-size-asian="11pt" style:font-size-complex="11pt"/>
    </style:style>
    <style:style style:name="T7" style:family="text">
      <style:text-properties fo:font-variant="normal" fo:text-transform="none" fo:color="#000000" style:font-name="Consolas" fo:letter-spacing="normal" fo:font-style="normal"/>
    </style:style>
    <style:style style:name="T8" style:family="text">
      <style:text-properties fo:font-variant="normal" fo:text-transform="none" fo:color="#000000" style:font-name="Verdana1" fo:letter-spacing="normal" fo:font-style="normal" style:text-underline-style="none" style:font-size-asian="11pt" style:font-size-complex="11pt"/>
    </style:style>
    <style:style style:name="T9" style:family="text">
      <style:text-properties style:use-window-font-color="true" style:font-name="Verdana" fo:font-size="11pt" fo:language="en" fo:country="GB" fo:font-weight="bold" style:font-name-asian="Times New Roman" style:font-size-asian="11pt" style:font-weight-asian="bold" style:font-name-complex="Times New Roman" style:font-size-complex="10pt" style:language-complex="ar" style:country-complex="SA"/>
    </style:style>
    <style:style style:name="T10" style:family="text">
      <style:text-properties style:use-window-font-color="true" style:font-name="Verdana" fo:font-size="11pt" fo:language="en" fo:country="GB" fo:font-weight="bold" style:font-name-asian="Times New Roman" style:font-size-asian="11pt" style:font-weight-asian="bold" style:font-name-complex="Times New Roman" style:font-size-complex="10pt" style:language-complex="ar" style:country-complex="SA" style:font-weight-complex="normal"/>
    </style:style>
    <style:style style:name="T11" style:family="text">
      <style:text-properties style:use-window-font-color="true" style:font-name="Verdana" fo:language="en" fo:country="GB" fo:font-weight="bold" style:font-name-asian="Times New Roman" style:font-weight-asian="bold" style:font-name-complex="Times New Roman" style:language-complex="ar" style:country-complex="SA"/>
    </style:style>
    <style:style style:name="T12" style:family="text">
      <style:text-properties style:font-weight-complex="normal"/>
    </style:style>
    <style:style style:name="T13" style:family="text">
      <style:text-properties fo:color="#000080" style:font-name="Times New Roman" fo:font-size="11pt" fo:language="zxx" fo:country="none" style:text-underline-style="solid" style:text-underline-width="auto" style:text-underline-color="font-color" fo:font-weight="normal" style:font-name-asian="Times New Roman" style:font-size-asian="11pt" style:language-asian="zxx" style:country-asian="none" style:font-weight-asian="normal" style:font-name-complex="Times New Roman" style:font-size-complex="10pt" style:language-complex="zxx" style:country-complex="none" style:font-weight-complex="normal"/>
    </style:style>
    <style:style style:name="T14" style:family="text">
      <style:text-properties fo:color="#000080" style:font-name="Verdana1" fo:font-size="11pt" fo:font-weight="bold" style:font-size-asian="11pt" style:font-weight-asian="bold" style:font-size-complex="11pt"/>
    </style:style>
    <style:style style:name="T15" style:family="text">
      <style:text-properties style:font-name="Verdana1" style:font-size-complex="11pt"/>
    </style:style>
    <style:style style:name="T16" style:family="text">
      <style:text-properties style:text-underline-style="none" style:font-size-asian="11pt" style:font-weight-asian="normal"/>
    </style:style>
    <style:style style:name="T17" style:family="text">
      <style:text-properties style:text-underline-style="none" style:font-weight-asian="normal"/>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aniel Chcouri</text:p>
      <text:p text:style-name="P4"/>
      <text:p text:style-name="P6">Tzvi Erlich 3 b Rehovot, Israel, 972-54-8836191, <text:a xlink:type="simple" xlink:href="mailto:333222@gmail.com">333222@gmail.com</text:a>, http://theosp.github.io/</text:p>
      <text:p text:style-name="P5"/>
      <text:list xml:id="list1992367415" text:style-name="WW8Num5">
        <text:list-item>
          <text:p text:style-name="P45"><text:span text:style-name="T16">These days I'm very enthusiastic about Meteor and Node.js in general. In August Penguin 2013* conference I've </text:span><text:span text:style-name="T8">demonstrated a socket.io based Pong game I developed in which the audience smart phones were used as remote controllers for a game arena that was displayed in a main screen.</text:span><text:span text:style-name="T6"> </text:span><text:span text:style-name="T16">I'm also working with a friend on a Meteor based online game.</text:span></text:p>
        </text:list-item>
        <text:list-item>
          <text:p text:style-name="P44">Using the Unix command line for my day to day work, and Vim as my editor – See a lecture I gave about my working environment in August Penguin 2010 (Hebrew): <text:a xlink:type="simple" xlink:href="http://bit.ly/fl34A9">http://bit.ly/fl34A9</text:a> .</text:p>
        </text:list-item>
        <text:list-item>
          <text:p text:style-name="P44">Extensive experience in all aspects of web-development - both server-side and client.</text:p>
        </text:list-item>
        <text:list-item>
          <text:p text:style-name="P44">Long experience with GIT.</text:p>
        </text:list-item>
        <text:list-item>
          <text:p text:style-name="P44">I derive great joy from contributing features and bug fixes to open source projects. <text:a xlink:type="simple" xlink:href="https://github.com/theosp">https://github.com/theosp</text:a> – see also next page</text:p>
        </text:list-item>
        <text:list-item>
          <text:p text:style-name="P46">Experienced with using cloud services. In particular: App Engine and AWS.</text:p>
        </text:list-item>
        <text:list-item>
          <text:p text:style-name="P34">Always eager to be at the edge of technological development - Y Combinator news is my home page</text:p>
        </text:list-item>
        <text:list-item>
          <text:p text:style-name="P34">Check also my humble Stack Overflow account: <text:a xlink:type="simple" xlink:href="http://bit.ly/iQx6yM">http://bit.ly/iQx6yM</text:a></text:p>
        </text:list-item>
      </text:list>
      <text:p text:style-name="P22"/>
      <text:p text:style-name="P23"><text:span text:style-name="T17">* </text:span><text:span text:style-name="T7">the annual convention of the Israeli linux and open source communities.</text:span></text:p>
      <text:p text:style-name="P11"/>
      <text:p text:style-name="P8">CAREER &amp; ACHIEVEMENTS</text:p>
      <text:p text:style-name="P7"/>
      <text:p text:style-name="P21"><text:span text:style-name="T1">Comigo, Hod Hasharon, Israel</text:span><text:tab/><text:tab/><text:span text:style-name="T1">June 2013 – March 2014</text:span></text:p>
      <text:p text:style-name="P21"/>
      <text:p text:style-name="P18">Web Developer</text:p>
      <text:list xml:id="list6817120742" text:style-name="L1">
        <text:list-item>
          <text:p text:style-name="P32">Developing an Apple Push Notification Service provider server with ruby + redis</text:p>
        </text:list-item>
        <text:list-item>
          <text:p text:style-name="P32">Developing a single page application for the production and presentation of statistical data</text:p>
        </text:list-item>
        <text:list-item>
          <text:p text:style-name="P32">Developing integration with the the Odnoklassniki API's (See school_friend in the Contributions section below)</text:p>
        </text:list-item>
      </text:list>
      <text:p text:style-name="P21"/>
      <text:h text:style-name="P36" text:outline-level="3">Razoss, Tel-Aviv, Israel<text:tab/><text:tab/><text:tab/><text:tab/>June 2010 – November 2012</text:h>
      <text:p text:style-name="P14"/>
      <text:p text:style-name="P19">Designed the architecture and implemented a user friendly extensible toolbars generator (like Wibiya/Conduit)</text:p>
      <text:list xml:id="list76564484" text:continue-numbering="true" text:style-name="L1">
        <text:list-item>
          <text:p text:style-name="P32">Working in Google App Engine cloud</text:p>
        </text:list-item>
        <text:list-item>
          <text:p text:style-name="P32">Developing a low-cost scalable analytics system</text:p>
        </text:list-item>
        <text:list-item>
          <text:p text:style-name="P32">Developing a secured users authentication system which isn't based on ssl (i.e. uses </text:p>
          <text:p text:style-name="P32">the http protocol). The system is safe against XSS and network sniffing attempts to </text:p>
          <text:p text:style-name="P32">steal the user password, safe against session steal, safe against replay attacks </text:p>
          <text:p text:style-name="P32">supports ip roaming, and some more features...) </text:p>
        </text:list-item>
        <text:list-item>
          <text:p text:style-name="P32">The servers-side code designed to handle simple AJAX APIs and return JSONs. It helped to save cpu time (the browsers took care of the computational work that relates to templating), save bandwidth and extend the parts that can be handled by CDNs.</text:p>
        </text:list-item>
        <text:list-item>
          <text:p text:style-name="P32">Widgets development (jQuery/jQueryUI)</text:p>
        </text:list-item>
      </text:list>
      <text:p text:style-name="P21"/>
      <text:h text:style-name="P40" text:outline-level="3">WhiteWeb, Ramat-Gan, Israel<text:tab/><text:tab/><text:tab/>March 2009 – June 2010</text:h>
      <text:p text:style-name="P14"/>
      <text:p text:style-name="P20">Implementing and maintaining Babylon's translation/dictionary sites</text:p>
      <text:list xml:id="list1044628929" text:continue-numbering="true" text:style-name="L1">
        <text:list-item>
          <text:p text:style-name="P32">Rebuilding Babylon's online translation and online dictionary websites: both for product improvements and SEO improvements. See http://translation.babylon.com and http://dictionary.babylon.com</text:p>
        </text:list-item>
        <text:list-item>
          <text:p text:style-name="P32">System administration of LAMP VPSes using SSH (CentOS and Ubuntu)</text:p>
        </text:list-item>
        <text:list-item>
          <text:p text:style-name="P33">Developing JS based translation widget with different skins</text:p>
        </text:list-item>
      </text:list>
      <text:p text:style-name="P11"/>
      <text:h text:style-name="P40" text:outline-level="3"><text:soft-page-break/></text:h>
      <text:h text:style-name="P40" text:outline-level="3">Convertonet (Mansion), Hertzelia, Israel<text:tab/><text:tab/>April 2008 – February 2009</text:h>
      <text:p text:style-name="P10"/>
      <text:p text:style-name="P20">Coding for the SEO Department</text:p>
      <text:p text:style-name="P20"/>
      <text:p text:style-name="P9"/>
      <text:p text:style-name="P24"/>
      <text:p text:style-name="P9">PERSONAL DETAILS</text:p>
      <text:p text:style-name="P24"/>
      <text:p text:style-name="P11">Date of birth: 02-07-1989</text:p>
      <text:p text:style-name="P11">Status: Single</text:p>
      <text:p text:style-name="P11">Nationality: Israeli</text:p>
      <text:p text:style-name="P11"/>
      <text:p text:style-name="P11"/>
      <text:p text:style-name="P11"/>
      <text:p text:style-name="P12">HOBBIES</text:p>
      <text:p text:style-name="P11"/>
      <text:list xml:id="list1168285971" text:continue-numbering="true" text:style-name="L1">
        <text:list-item>
          <text:p text:style-name="P32">I have a high interest in philosophy.</text:p>
        </text:list-item>
        <text:list-item>
          <text:p text:style-name="P32">I love to expand my knowledge in the field of economy. I am a value Investor following Benjamin Graham's principals.</text:p>
        </text:list-item>
      </text:list>
      <text:p text:style-name="P11"/>
      <text:h text:style-name="P42" text:outline-level="3"/>
      <text:h text:style-name="P42" text:outline-level="3"/>
      <text:h text:style-name="P42" text:outline-level="3">OPEN SOURCE PROJECTS</text:h>
      <text:p text:style-name="P15"/>
      <text:h text:style-name="P37" text:outline-level="3">My Projects:</text:h>
      <text:p text:style-name="P25"/>
      <text:h text:style-name="P38" text:outline-level="3"><text:span text:style-name="T9">osp-dist<text:tab/><text:tab/><text:tab/><text:tab/><text:tab/></text:span><text:a xlink:type="simple" xlink:href="https://github.com/theosp/osp-dist">https://github.com/theosp/osp-dist</text:a></text:h>
      <text:h text:style-name="P38" text:outline-level="3"><text:tab/><text:span text:style-name="T3">My development environment</text:span></text:h>
      <text:p text:style-name="P15"/>
      <text:h text:style-name="P38" text:outline-level="3"><text:span text:style-name="T9">bupler-lib<text:tab/><text:tab/><text:tab/><text:tab/><text:tab/></text:span><text:a xlink:type="simple" xlink:href="https://github.com/theosp/bupler-lib">https://github.com/theosp/bupler-lib</text:a></text:h>
      <text:h text:style-name="P38" text:outline-level="3"><text:span text:style-name="T9"><text:tab/></text:span><text:span text:style-name="T3">BASH library that was born with the jQuery's moto: "Write Less, Do More". It's an attempt to make the BASH language pseudo object oriented.</text:span></text:h>
      <text:p text:style-name="P26"/>
      <text:h text:style-name="P38" text:outline-level="3"><text:span text:style-name="T9">Theosp-common-js<text:tab/><text:tab/><text:tab/></text:span><text:a xlink:type="simple" xlink:href="https://github.com/theosp/theosp_common_js">https://github.com/theosp/theosp_common_js</text:a><text:span text:style-name="T9"><text:tab/></text:span></text:h>
      <text:h text:style-name="P38" text:outline-level="3"><text:span text:style-name="T12"><text:tab/></text:span><text:span text:style-name="T3">My small JS lib I use in every project</text:span></text:h>
      <text:p text:style-name="P25"/>
      <text:h text:style-name="P38" text:outline-level="3"><text:span text:style-name="T9">theosp-nodejs-template-engine</text:span><text:span text:style-name="T11"><text:tab/></text:span><text:a xlink:type="simple" xlink:href="https://github.com/theosp/theosp-nodejs-template-engine">https://github.com/theosp/theosp-nodejs-template-engine</text:a></text:h>
      <text:h text:style-name="P38" text:outline-level="3"><text:span text:style-name="T10"><text:tab/></text:span><text:span text:style-name="T3">Template engine for nodejs</text:span></text:h>
      <text:p text:style-name="P25"/>
      <text:p text:style-name="P27">Contributions:</text:p>
      <text:p text:style-name="P28"/>
      <text:p text:style-name="P29">Features:</text:p>
      <text:p text:style-name="P13"/>
      <text:h text:style-name="P38" text:outline-level="3"><text:span text:style-name="T9">school_friend gem<text:tab/></text:span><text:a xlink:type="simple" xlink:href="https://github.com/kostyantyn/school_friend/pull/1"><text:span text:style-name="T13">https://github.com/kostyantyn/school_friend/pull/1</text:span></text:a></text:h>
      <text:h text:style-name="P39" text:outline-level="3"><text:tab/>Oauth2 support implementation for the odnoklassniki API's ruby gem "school_friend”</text:h>
      <text:p text:style-name="P13"/>
      <text:h text:style-name="P38" text:outline-level="3"><text:span text:style-name="T4">jquery</text:span><text:span text:style-name="T5">-</text:span><text:span text:style-name="T4">tokeninput</text:span><text:span text:style-name="T5"><text:tab/></text:span><text:a xlink:type="simple" xlink:href="https://github.com/loopj/jquery-tokeninput/pull/105#issuecomment-1364469"><text:span text:style-name="T2">https://github.com/loopj/jquery-tokeninput/pull/105#issuecomment-1364469</text:span></text:a></text:h>
      <text:h text:style-name="P39" text:outline-level="3"><text:tab/>Improved UI experience</text:h>
      <text:p text:style-name="P30"/>
      <text:p text:style-name="P31">Bug Fixes:</text:p>
      <text:p text:style-name="P17"/>
      <text:h text:style-name="P38" text:outline-level="3"><text:span text:style-name="T4">NodeJS: </text:span><text:a xlink:type="simple" xlink:href="https://github.com/joyent/node/pull/500"><text:span text:style-name="T13">https://github.com/joyent/node/pull/500</text:span></text:a></text:h>
      <text:h text:style-name="P38" text:outline-level="3"><text:span text:style-name="T4">Koala GEM:</text:span><text:span text:style-name="T15"> </text:span><text:a xlink:type="simple" xlink:href="https://github.com/arsduo/koala/pull/318"><text:span text:style-name="T13">https://github.com/arsduo/koala/pull/318</text:span></text:a></text:h>
      <text:h text:style-name="P38" text:outline-level="3"><text:span text:style-name="T4">APNS GEM:</text:span><text:span text:style-name="T14"> </text:span><text:a xlink:type="simple" xlink:href="https://github.com/jpoz/APNS/pull/22#issuecomment-23446746"><text:span text:style-name="T13">https://github.com/jpoz/APNS/pull/22</text:span></text:a></text:h>
      <text:h text:style-name="P38" text:outline-level="3"><text:span text:style-name="T4">HeadJS:</text:span><text:span text:style-name="T13"> </text:span><text:a xlink:type="simple" xlink:href="https://github.com/headjs/headjs/pull/166#issuecomment-2435627"><text:span text:style-name="T2">https://github.com/headjs/headjs/pull/166</text:span></text:a></text:h>
      <text:p text:style-name="P17"/>
      <text:p text:style-name="P16"/>
      <text:p text:style-name="P15"/>
      <text:p text:style-name="P15"/>
      <text:p text:style-name="P3">DANIEL CHCOURI</text:p>
      <text:h text:style-name="P41" text:outline-level="3"><text:soft-page-break/></text:h>
      <text:h text:style-name="P41" text:outline-level="3">KEY WORDS</text:h>
      <table:table table:name="Table1" table:style-name="Table1">
        <table:table-column table:style-name="Table1.A" table:number-columns-repeated="3"/>
        <table:table-column table:style-name="Table1.D"/>
        <table:table-row table:style-name="Table1.1">
          <table:table-cell table:style-name="Table1.A1" office:value-type="string">
            <text:p text:style-name="P1">Meteor</text:p>
          </table:table-cell>
          <table:table-cell table:style-name="Table1.A1" office:value-type="string">
            <text:p text:style-name="P1">CSS</text:p>
          </table:table-cell>
          <table:table-cell table:style-name="Table1.A1" office:value-type="string">
            <text:p text:style-name="P1">Redis</text:p>
          </table:table-cell>
          <table:table-cell table:style-name="Table1.D1" office:value-type="string">
            <text:p text:style-name="P1">Simpledb</text:p>
          </table:table-cell>
        </table:table-row>
        <table:table-row table:style-name="Table1.1">
          <table:table-cell table:style-name="Table1.A1" office:value-type="string">
            <text:p text:style-name="P1">Bash</text:p>
          </table:table-cell>
          <table:table-cell table:style-name="Table1.A1" office:value-type="string">
            <text:p text:style-name="P1">Awk</text:p>
          </table:table-cell>
          <table:table-cell table:style-name="Table1.A1" office:value-type="string">
            <text:p text:style-name="P1">Sed</text:p>
          </table:table-cell>
          <table:table-cell table:style-name="Table1.D1" office:value-type="string">
            <text:p text:style-name="P1">Python</text:p>
          </table:table-cell>
        </table:table-row>
        <table:table-row table:style-name="Table1.1">
          <table:table-cell table:style-name="Table1.A1" office:value-type="string">
            <text:p text:style-name="P1">Php</text:p>
          </table:table-cell>
          <table:table-cell table:style-name="Table1.A1" office:value-type="string">
            <text:p text:style-name="P1">Javascript</text:p>
          </table:table-cell>
          <table:table-cell table:style-name="Table1.A1" office:value-type="string">
            <text:p text:style-name="P1">jQuery</text:p>
          </table:table-cell>
          <table:table-cell table:style-name="Table1.D1" office:value-type="string">
            <text:p text:style-name="P1">Django</text:p>
          </table:table-cell>
        </table:table-row>
        <table:table-row table:style-name="Table1.1">
          <table:table-cell table:style-name="Table1.A1" office:value-type="string">
            <text:p text:style-name="P1">Mysql</text:p>
          </table:table-cell>
          <table:table-cell table:style-name="Table1.A1" office:value-type="string">
            <text:p text:style-name="P1">Sqlite</text:p>
          </table:table-cell>
          <table:table-cell table:style-name="Table1.A1" office:value-type="string">
            <text:p text:style-name="P1">App engine</text:p>
          </table:table-cell>
          <table:table-cell table:style-name="Table1.D1" office:value-type="string">
            <text:p text:style-name="P1">NodeJS</text:p>
          </table:table-cell>
        </table:table-row>
        <table:table-row table:style-name="Table1.1">
          <table:table-cell table:style-name="Table1.A1" office:value-type="string">
            <text:p text:style-name="P1">Git</text:p>
          </table:table-cell>
          <table:table-cell table:style-name="Table1.A1" office:value-type="string">
            <text:p text:style-name="P1">Github</text:p>
          </table:table-cell>
          <table:table-cell table:style-name="Table1.A1" office:value-type="string">
            <text:p text:style-name="P1">lesscss</text:p>
          </table:table-cell>
          <table:table-cell table:style-name="Table1.D1" office:value-type="string">
            <text:p text:style-name="P1">EC2</text:p>
          </table:table-cell>
        </table:table-row>
        <table:table-row table:style-name="Table1.1">
          <table:table-cell table:style-name="Table1.A6" office:value-type="string">
            <text:p text:style-name="P1">Docpad</text:p>
          </table:table-cell>
          <table:table-cell table:style-name="Table1.A6" office:value-type="string">
            <text:p text:style-name="P1">Expressjs</text:p>
          </table:table-cell>
          <table:table-cell table:style-name="Table1.A6" office:value-type="string">
            <text:p text:style-name="P1">MongoDB</text:p>
          </table:table-cell>
          <table:table-cell table:style-name="Table1.D6" office:value-type="string">
            <text:p text:style-name="P1">GNU Make</text:p>
          </table:table-cell>
        </table:table-row>
        <table:table-row table:style-name="Table1.1">
          <table:table-cell table:style-name="Table1.A6" office:value-type="string">
            <text:p text:style-name="P1">QUnit based testing</text:p>
          </table:table-cell>
          <table:table-cell table:style-name="Table1.A6" office:value-type="string">
            <text:p text:style-name="P1">Sinon.JS</text:p>
          </table:table-cell>
          <table:table-cell table:style-name="Table1.A6" office:value-type="string">
            <text:p text:style-name="P1">Ruby</text:p>
          </table:table-cell>
          <table:table-cell table:style-name="Table1.D6" office:value-type="string">
            <text:p text:style-name="P1">Bootstrap</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Helvetica Neue" svg:font-family="'Helvetica Neue', Helvetica, Arial, sans-serif"/>
    <style:font-face style:name="Nachlieli CLM1" svg:font-family="'Nachlieli CLM'"/>
    <style:font-face style:name="OpenSymbol" svg:font-family="OpenSymbol"/>
    <style:font-face style:name="Courier New" svg:font-family="'Courier New'" style:font-family-generic="modern"/>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GB"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Nachlieli CLM" style:font-size-complex="14pt"/>
    </style:style>
    <style:style style:name="Text_20_body" style:display-name="Text body" style:family="paragraph" style:parent-style-name="Standard" style:class="text">
      <style:text-properties fo:font-size="12pt" style:font-size-asian="12pt"/>
    </style:style>
    <style:style style:name="List" style:family="paragraph" style:parent-style-name="Text_20_body" style:class="list">
      <style:text-properties style:font-size-asian="12pt" style:font-name-complex="Nachlieli CLM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Nachlieli CLM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style>
    <style:style style:name="Heading_20_1" style:display-name="Heading 1" style:family="paragraph" style:parent-style-name="Standard" style:next-style-name="Standard" style:default-outline-level="1" style:class="text">
      <style:paragraph-properties fo:keep-with-next="always"/>
      <style:text-properties fo:font-size="14pt" fo:font-weight="bold" style:font-size-asian="14pt"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100%" fo:margin-left="0.5in" fo:margin-right="0in" fo:margin-top="0in" fo:margin-bottom="0in" fo:text-indent="0.5in" style:auto-text-indent="false"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keep-with-next="always"/>
      <style:text-properties fo:color="#000080" style:font-name="Verdana" fo:font-size="12pt" fo:font-weight="bold" style:font-size-asian="12pt" style:font-weight-asian="bold"/>
    </style:style>
    <style:style style:name="Title" style:family="paragraph" style:parent-style-name="Standard" style:next-style-name="Subtitle" style:class="chapter">
      <style:paragraph-properties fo:text-align="center" style:justify-single-word="false"/>
      <style:text-properties fo:font-size="14pt" style:text-underline-style="solid" style:text-underline-width="auto" style:text-underline-color="font-color" fo:font-weight="bold" style:font-size-asian="14pt" style:font-weight-asian="bold"/>
    </style:style>
    <style:style style:name="Subtitle" style:family="paragraph" style:parent-style-name="Standard" style:next-style-name="Text_20_body" style:class="chapter">
      <style:text-properties fo:font-size="12pt" fo:font-weight="bold" style:font-size-asian="12pt" style:font-weight-asian="bold"/>
    </style:style>
    <style:style style:name="Institution" style:family="paragraph" style:parent-style-name="Text_20_body">
      <style:paragraph-properties fo:margin-top="0.111in" fo:margin-bottom="0in" fo:padding-left="0.0693in" fo:padding-right="0in" fo:padding-top="0in" fo:padding-bottom="0in" fo:border-left="0.51pt solid #000000" fo:border-right="none" fo:border-top="none" fo:border-bottom="none" fo:keep-with-next="always"/>
      <style:text-properties style:font-name="Arial" fo:font-size="10pt" fo:language="en" fo:country="US" fo:font-weight="bold" style:font-size-asian="10pt" style:font-weight-asian="bold"/>
    </style:style>
    <style:style style:name="Achievement" style:family="paragraph" style:parent-style-name="Institution">
      <style:paragraph-properties fo:margin-top="0in" fo:margin-bottom="0.0555in" fo:keep-with-next="auto"/>
      <style:text-properties style:font-name="Times New Roman" fo:font-weight="normal" style:font-weight-asian="normal"/>
    </style:style>
    <style:style style:name="body3" style:family="paragraph" style:parent-style-name="Standard">
      <style:paragraph-properties fo:margin-top="0.0693in" fo:margin-bottom="0.0693in"/>
      <style:text-properties style:font-name="Arial Unicode MS" fo:font-size="12pt" fo:language="en" fo:country="US" style:font-name-asian="Arial Unicode MS" style:font-size-asian="12pt"/>
    </style:style>
    <style:style style:name="Body_20_Text_20_2" style:display-name="Body Text 2" style:family="paragraph" style:parent-style-name="Standard">
      <style:text-properties fo:color="#008080" style:font-name="Verdana"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St1z0" style:family="text">
      <style:text-properties style:font-name="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3937in" fo:margin-bottom="0.2957in" fo:margin-left="0.6898in" fo:margin-right="0.6882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 Template</dc:title>
    <meta:initial-creator>Clive Husselbury</meta:initial-creator>
    <meta:creation-date>2005-03-22T12:34:00</meta:creation-date>
    <dc:date>2014-03-16T19:16:06</dc:date>
    <meta:print-date>2014-03-16T19:15:50</meta:print-date>
    <meta:editing-cycles>35</meta:editing-cycles>
    <meta:editing-duration>P24DT1H15M56S</meta:editing-duration>
    <meta:generator>LibreOffice/3.5$Linux_x86 LibreOffice_project/350m1$Build-2</meta:generator>
    <meta:document-statistic meta:table-count="1" meta:image-count="0" meta:object-count="0" meta:page-count="3" meta:paragraph-count="92" meta:word-count="613" meta:character-count="4361" meta:non-whitespace-character-count="3836"/>
    <meta:user-defined meta:name="Info 1"/>
    <meta:user-defined meta:name="Info 2"/>
    <meta:user-defined meta:name="Info 3"/>
    <meta:user-defined meta:name="Info 4"/>
  </office:meta>
</office:document-meta>
</file>